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/>
    </style:style>
    <style:style style:name="P4" style:family="paragraph" style:parent-style-name="Standard">
      <style:paragraph-properties fo:margin-top="0in" fo:margin-bottom="0in" loext:contextual-spacing="false" fo:line-height="150%" fo:break-before="pag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indent="0.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 <text:tab/> <text:tab/></text:p>
      <text:p text:style-name="P6"><text:span text:style-name="T1"><text:s/>Na rynku znajduje się kilka gotowych rozwiązań mojego projektu. Jednym z nich jest produkt Parrot POT firmy Parrot [1]. Zapewnia on szereg mechanizmów dzięki którym możemy utrzymać pielęgnowaną roślinę w dobrym stanie. Doniczka ta zbiera informację na temat podłoża oraz miejsca w jakim znajduje się roślina. Po przesłaniu zebranych informacji na telefon aplikacja łączy się z bazą danych w celu ustalenia stanu zdrowia rośliny. Dzięki systemowi nawadniania, Parrot POT zapewnia możliwość podlewania rośliny automatycznie lub po naciśnięciu przycisku. W skład produktu wchodzi zestaw czterech czujników: natężenia światła, wilgotności gleby, temperatury powietrza oraz żyzności gleby, system nawadniający, moduł Bluetooth służący do połączenia z telefonem, dzięki któremu możemy sprawdzić odczyty czujników, pojemnika na wodę i aplikacji na telefon. Doniczka ta waży 1.5 kg, średnica w najszerszym miejscu wynosi 20.5 cm a wysokość wynosi 31.2 cm. Producent zapewnia możliwość umieszczenia swojego produktu zarówno w pomieszczeniu jak i na zewnątrz.</text:span></text:p>
      <text:p text:style-name="P2"/>
      <text:p text:style-name="P3"><text:span text:style-name="T1"><text:tab/>Kolejnym z rozwiązań dostępnych na rynku jest Parrot Flower Power [2]. Produkt ten to nic innego jak inteligentny sensor dla roślin. Jest to urządzenie, które także wyprodukowała firma Parrot. Zawiera ono taki sam zestaw czujników jak Parrot POT: natężenia światła, wilgotności gleby, temperatury powietrza oraz żyzności gleby. Posiada wbudowany moduł Bluetooth służący do połączenia z aplikacją mobilną i przesłanie zebranych informacji. Parrot Flower Power nie posiada systemu nawadniającego.</text:span></text:p>
      <text:p text:style-name="Standard"/>
      <text:p text:style-name="P4"/>
      <text:p text:style-name="P2"/>
      <text:p text:style-name="P3"><text:span text:style-name="T3">Przypisy:</text:span></text:p>
      <text:p text:style-name="P3"><text:span text:style-name="T2">[1]</text:span><text:a xlink:type="simple" xlink:href="https://www.parrot.com/us/connected-garden/parrot-pot#parrot-pot" text:style-name="Internet_20_link" text:visited-style-name="Visited_20_Internet_20_Link"><text:span text:style-name="T1"> </text:span></text:a><text:a xlink:type="simple" xlink:href="https://www.parrot.com/us/connected-garden/parrot-pot#parrot-pot" text:style-name="Internet_20_link" text:visited-style-name="Visited_20_Internet_20_Link"><text:span text:style-name="T4">https://www.parrot.com/us/connected-garden/parrot-pot#parrot-pot</text:span></text:a></text:p>
      <text:p text:style-name="P3"><text:span text:style-name="T2">[2]</text:span><text:a xlink:type="simple" xlink:href="http://global.parrot.com/au/products/flower-power/" text:style-name="Internet_20_link" text:visited-style-name="Visited_20_Internet_20_Link"><text:span text:style-name="T2"> </text:span></text:a><text:a xlink:type="simple" xlink:href="http://global.parrot.com/au/products/flower-power/" text:style-name="Internet_20_link" text:visited-style-name="Visited_20_Internet_20_Link"><text:span text:style-name="T5">http://global.parrot.com/au/products/flower-power/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" meta:word-count="219" meta:character-count="1681" meta:non-whitespace-character-count="1460"/>
    <meta:generator>LibreOffice/5.2.6.2$Linux_X86_64 LibreOffice_project/20$Build-2</meta:generator>
  </office:meta>
</office:document-meta>
</file>